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Standard">
      <style:text-properties fo:font-size="14pt" style:font-name-asian="Arial" style:font-size-asian="14pt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6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8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able_20_Contents" style:list-style-name="L2"/>
    <style:style style:name="P10" style:family="paragraph" style:parent-style-name="Table_20_Contents" style:list-style-name="L3"/>
    <style:style style:name="P11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12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 style:list-style-name="L4"/>
    <style:style style:name="P15" style:family="paragraph" style:parent-style-name="Table_20_Contents" style:list-style-name="L5"/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[do]</text:p>
      <text:list xml:id="list4745239604960513781" text:style-name="L1">
        <text:list-item>
          <text:p text:style-name="P5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3272100041598579171" text:style-name="L2">
              <text:list-item>
                <text:p text:style-name="P9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9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7168113369906998827" text:style-name="L3">
              <text:list-item>
                <text:p text:style-name="P10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11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35457939" text:continue-list="list4745239604960513781" text:style-name="L1">
        <text:list-item>
          <text:p text:style-name="P5">SEARCH</text:p>
          <text:list>
            <text:list-item>
              <text:p text:style-name="P5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5">READ</text:p>
          <text:list>
            <text:list-item>
              <text:p text:style-name="P5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5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5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5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5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5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5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8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7425899200094857087" text:style-name="L4">
              <text:list-item>
                <text:p text:style-name="P14">个人的研究</text:p>
              </text:list-item>
              <text:list-item>
                <text:p text:style-name="P14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8464651119349420826" text:style-name="L5">
              <text:list-item>
                <text:p text:style-name="P12">to : contemporary audience</text:p>
              </text:list-item>
              <text:list-item>
                <text:p text:style-name="P15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12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35470568" text:continue-list="list35457939" text:style-name="L1">
        <text:list-item>
          <text:list>
            <text:list-item>
              <text:list>
                <text:list-item>
                  <text:p text:style-name="P5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text:span text:style-name="T3">@@@</text:span>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2286767292813867506" text:style-name="L6">
        <text:list-item>
          <text:p text:style-name="P6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6">“奥古斯丁不是惟一这样解经的”</text:p>
            </text:list-item>
          </text:list>
        </text:list-item>
      </text:list>
      <text:p text:style-name="P3"/>
      <text:p text:style-name="P3"/>
      <text:p text:style-name="P7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13">C:\WORKS_2\a &amp;&amp; r oj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3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1-29T15:25:51.03</dc:date>
    <dc:creator>iwabuchi ken</dc:creator>
    <meta:editing-duration>PT1H33M31S</meta:editing-duration>
    <meta:editing-cycles>5</meta:editing-cycles>
    <meta:generator>OpenOffice/4.1.3$Win32 OpenOffice.org_project/413m1$Build-9783</meta:generator>
    <meta:document-statistic meta:table-count="3" meta:image-count="0" meta:object-count="0" meta:page-count="2" meta:paragraph-count="50" meta:word-count="445" meta:character-count="1708"/>
  </office:meta>
</office:document-meta>
</file>